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4.616cm" svg:y="0.1cm">
            <draw:object draw:notify-on-update-of-ranges="Planilha1.A1:Planilha1.A16 Planilha1.B1:Planilha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21:18:29.72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3:37:00.412000000</meta:creation-date>
    <dc:date>2021-11-04T21:18:59.959000000</dc:date>
    <meta:editing-duration>PT24M32S</meta:editing-duration>
    <meta:editing-cycles>12</meta:editing-cycles>
    <meta:generator>LibreOffice/7.2.2.2$Windows_X86_64 LibreOffice_project/02b2acce88a210515b4a5bb2e46cbfb63fe97d56</meta:generator>
    <meta:document-statistic meta:table-count="1" meta:cell-count="3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56cm" svg:y="0.316cm" chart:style-name="ch2">
          <text:p>Tempo mínimo entre veículos na mesma linha em Mossoró</text:p>
        </chart:title>
        <chart:subtitle svg:x="6.911cm" svg:y="1.275cm" chart:style-name="ch3">
          <text:p>Em minutos</text:p>
        </chart:subtitle>
        <chart:plot-area chart:style-name="ch4" table:cell-range-address="Planilha1.A1:Planilha1.B16" chart:data-source-has-labels="column" svg:x="1.331cm" svg:y="2.138cm" svg:width="14.349cm" svg:height="5.701cm">
          <chart:coordinate-region svg:x="2.138cm" svg:y="2.337cm" svg:width="13.542cm" svg:height="4.855cm"/>
          <chart:axis chart:dimension="x" chart:name="primary-x" chart:style-name="ch5" chartooo:axis-type="text">
            <chart:title svg:x="8.038cm" svg:y="8.019cm" chart:style-name="ch6">
              <text:p>Linha</text:p>
            </chart:title>
            <chart:categories table:cell-range-address="Planilha1.A1:Planilha1.A16"/>
          </chart:axis>
          <chart:axis chart:dimension="y" chart:name="primary-y" chart:style-name="ch7">
            <chart:title svg:x="0.451cm" svg:y="5.614cm" chart:style-name="ch8">
              <text:p>Minutos</text:p>
            </chart:title>
            <chart:grid chart:style-name="ch9" chart:class="major"/>
          </chart:axis>
          <chart:series chart:style-name="ch10" chart:values-cell-range-address="Planilha1.B1:Planilha1.B16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1:Planilha1.A16</svg:desc>
                </draw:g>
              </table:table-cell>
              <table:table-cell office:value-type="float" office:value="5">
                <text:p>5</text:p>
                <draw:g>
                  <svg:desc>Planilha1.B1:Planilha1.B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